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3f924f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3f924f" style:font-weight-asian="bold" style:font-size-complex="12.5pt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1" style:font-weight-complex="bold"/>
    </style:style>
    <style:style style:name="P6" style:family="paragraph" style:parent-style-name="Normal">
      <style:text-properties fo:color="#000000" loext:opacity="100%" fo:font-weight="bold" officeooo:paragraph-rsid="00485c5c" style:font-weight-asian="bold" style:font-name-complex="Calibri1" style:font-weight-complex="bold"/>
    </style:style>
    <style:style style:name="P7" style:family="paragraph" style:parent-style-name="Normal">
      <style:text-properties fo:color="#000000" loext:opacity="100%" fo:font-weight="bold" officeooo:paragraph-rsid="0040afd4" style:font-weight-asian="bold" style:font-name-complex="Calibri1" style:font-weight-complex="bold"/>
    </style:style>
    <style:style style:name="P8" style:family="paragraph" style:parent-style-name="Normal">
      <style:text-properties fo:color="#000000" loext:opacity="100%" fo:font-weight="bold" officeooo:paragraph-rsid="00550d77" style:font-weight-asian="bold" style:font-name-complex="Calibri1" style:font-weight-complex="bold"/>
    </style:style>
    <style:style style:name="P9" style:family="paragraph" style:parent-style-name="Normal">
      <style:text-properties fo:color="#00000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17e0b7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12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17e0b7" style:font-weight-asian="bold"/>
    </style:style>
    <style:style style:name="P13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4" style:family="paragraph" style:parent-style-name="Normal">
      <style:text-properties fo:color="#000000" loext:opacity="100%" style:font-name="Calibri Light" fo:font-size="13pt" fo:font-weight="bold" officeooo:rsid="00243d9c" officeooo:paragraph-rsid="00243d9c" style:font-name-asian="Times New Roman" style:font-size-asian="13pt" style:font-weight-asian="bold" style:font-name-complex="Calibri Light" style:font-size-complex="13pt"/>
    </style:style>
    <style:style style:name="P15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6" style:family="paragraph" style:parent-style-name="Normal">
      <style:paragraph-properties fo:hyphenation-ladder-count="no-limit"/>
      <style:text-properties fo:color="#000000" loext:opacity="100%" style:font-name="Calibri Light" fo:font-weight="bold" style:font-weight-asian="bold" style:font-name-complex="Calibri Light" fo:hyphenate="true" loext:hyphenation-no-caps="false" loext:hyphenation-no-last-word="false" loext:hyphenation-word-char-count="no-limit" loext:hyphenation-zone="no-limit"/>
    </style:style>
    <style:style style:name="P17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officeooo:paragraph-rsid="0017e0b7"/>
    </style:style>
    <style:style style:name="P18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19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2.5pt" fo:font-weight="bold" officeooo:paragraph-rsid="003f924f" style:font-size-asian="12.5pt" style:font-weight-asian="bold" style:font-size-complex="12.5pt" style:font-weight-complex="bold"/>
    </style:style>
    <style:style style:name="P21" style:family="paragraph" style:parent-style-name="Normal">
      <style:text-properties fo:color="#000000" loext:opacity="100%" fo:font-size="12.5pt" fo:font-weight="normal" officeooo:paragraph-rsid="0041fbc4" style:font-size-asian="12.5pt" style:font-weight-asian="normal" style:font-name-complex="Calibri1" style:font-size-complex="12.5pt" style:font-weight-complex="normal"/>
    </style:style>
    <style:style style:name="P22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3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4" style:family="paragraph" style:parent-style-name="Normal">
      <style:text-properties fo:color="#000000" loext:opacity="100%"/>
    </style:style>
    <style:style style:name="P25" style:family="paragraph" style:parent-style-name="Normal">
      <style:text-properties fo:color="#000000" loext:opacity="100%" fo:language="en" fo:country="US"/>
    </style:style>
    <style:style style:name="P26" style:family="paragraph" style:parent-style-name="Normal">
      <style:text-properties fo:color="#000000" loext:opacity="100%" fo:font-weight="normal" style:font-weight-asian="normal" style:font-name-complex="Calibri1" style:font-weight-complex="normal"/>
    </style:style>
    <style:style style:name="P27" style:family="paragraph" style:parent-style-name="Normal">
      <style:text-properties fo:color="#000000" loext:opacity="100%" fo:font-weight="normal" style:font-weight-asian="normal" style:font-weight-complex="normal"/>
    </style:style>
    <style:style style:name="P28" style:family="paragraph" style:parent-style-name="Normal">
      <style:text-properties fo:color="#0000cc" loext:opacity="100%" fo:font-weight="bold" officeooo:paragraph-rsid="00512c52" style:font-weight-asian="bold" style:font-name-complex="Calibri1" style:font-weight-complex="bold"/>
    </style:style>
    <style:style style:name="P29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30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31" style:family="paragraph" style:parent-style-name="Normal">
      <style:paragraph-properties fo:margin-top="0cm" fo:margin-bottom="0cm" style:contextual-spacing="false"/>
    </style:style>
    <style:style style:name="P32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33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4" style:family="paragraph" style:parent-style-name="Normal">
      <style:text-properties officeooo:paragraph-rsid="00550d77"/>
    </style:style>
    <style:style style:name="P35" style:family="paragraph" style:parent-style-name="TOC_20_Heading">
      <style:text-properties fo:color="#000000" loext:opacity="100%"/>
    </style:style>
    <style:style style:name="P36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7" style:family="paragraph" style:parent-style-name="Normal">
      <style:paragraph-properties fo:text-align="center" style:justify-single-word="false"/>
      <style:text-properties fo:color="#0000cc" loext:opacity="100%" fo:font-weight="bold" officeooo:paragraph-rsid="00573670" style:font-weight-asian="bold" style:font-size-complex="12.5pt" style:font-weight-complex="bold"/>
    </style:style>
    <style:style style:name="P38" style:family="paragraph" style:parent-style-name="Heading_20_1">
      <style:text-properties fo:color="#000000" loext:opacity="100%"/>
    </style:style>
    <style:style style:name="P39" style:family="paragraph" style:parent-style-name="Heading_20_2">
      <style:text-properties fo:color="#000000" loext:opacity="100%" officeooo:rsid="00374565" officeooo:paragraph-rsid="0041fbc4"/>
    </style:style>
    <style:style style:name="P40" style:family="paragraph" style:parent-style-name="Heading_20_2">
      <style:text-properties fo:color="#000000" loext:opacity="100%"/>
    </style:style>
    <style:style style:name="P41" style:family="paragraph" style:parent-style-name="Heading_20_2">
      <style:text-properties fo:color="#000000" loext:opacity="100%" fo:font-size="12.5pt" fo:font-weight="bold" officeooo:paragraph-rsid="001d4698" style:font-size-asian="12.5pt" style:font-weight-asian="bold" style:font-name-complex="Calibri1" style:font-size-complex="12.5pt" style:font-weight-complex="bold"/>
    </style:style>
    <style:style style:name="P42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3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5" style:family="text">
      <style:text-properties fo:color="#000000" loext:opacity="100%" style:font-name="Arial" fo:font-size="10pt" style:font-size-asian="10pt" style:font-name-complex="Arial"/>
    </style:style>
    <style:style style:name="T6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fo:font-weight="bold" officeooo:rsid="002278db" style:font-weight-asian="bold" style:font-size-complex="12.5pt" style:font-weight-complex="bold"/>
    </style:style>
    <style:style style:name="T11" style:family="text">
      <style:text-properties fo:color="#000000" loext:opacity="100%" fo:font-weight="bold" officeooo:rsid="0023e6b3" style:font-weight-asian="bold" style:font-size-complex="12.5pt" style:font-weight-complex="bold"/>
    </style:style>
    <style:style style:name="T12" style:family="text">
      <style:text-properties fo:color="#000000" loext:opacity="100%" fo:font-weight="bold" style:font-weight-asian="bold" style:font-name-complex="Calibri1" style:font-weight-complex="bold"/>
    </style:style>
    <style:style style:name="T13" style:family="text">
      <style:text-properties fo:color="#000000" loext:opacity="100%" fo:font-weight="bold" officeooo:rsid="0017e0b7" style:font-weight-asian="bold" style:font-name-complex="Calibri1" style:font-weight-complex="bold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000000" loext:opacity="100%" style:font-name="Calibri1" style:font-name-complex="Calibri1" style:font-size-complex="12.5pt"/>
    </style:style>
    <style:style style:name="T16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7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8" style:family="text">
      <style:text-properties fo:color="#000000" loext:opacity="100%" officeooo:rsid="0025bb18"/>
    </style:style>
    <style:style style:name="T19" style:family="text">
      <style:text-properties fo:color="#000000" loext:opacity="100%" officeooo:rsid="002278db"/>
    </style:style>
    <style:style style:name="T20" style:family="text">
      <style:text-properties fo:color="#000000" loext:opacity="100%" officeooo:rsid="0023e6b3"/>
    </style:style>
    <style:style style:name="T21" style:family="text">
      <style:text-properties officeooo:rsid="0023c7e4"/>
    </style:style>
    <style:style style:name="T22" style:family="text">
      <style:text-properties officeooo:rsid="003a65ae"/>
    </style:style>
    <style:style style:name="T23" style:family="text">
      <style:text-properties officeooo:rsid="001e72b5"/>
    </style:style>
    <style:style style:name="T24" style:family="text">
      <style:text-properties style:font-weight-complex="bold"/>
    </style:style>
    <style:style style:name="T25" style:family="text">
      <style:text-properties fo:font-size="13pt" style:font-name-asian="Times New Roman" style:font-size-asian="13pt" style:font-size-complex="13pt" style:font-weight-complex="bold"/>
    </style:style>
    <style:style style:name="T26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T27" style:family="text">
      <style:text-properties loext:padding="0cm" loext:border="none"/>
    </style:style>
    <style:style style:name="T28" style:family="text">
      <style:text-properties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9" style:family="text">
      <style:text-properties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30" style:family="text">
      <style:text-properties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31" style:family="text">
      <style:text-properties officeooo:rsid="00550d7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">Bid Pack</text:p>
      <text:list text:style-name="L1">
        <text:list-item>
          <text:p text:style-name="P42">Statement of Requirements</text:p>
        </text:list-item>
      </text:list>
      <text:p text:style-name="P3"><text:s/><text:bookmark-start text:name="_Hlk95926626"/></text:p>
      <text:p text:style-name="P4"><text:bookmark-start text:name="_Hlk959266261"/>«Insert Procurement Title»</text:p>
      <text:p text:style-name="P20"><text:span text:style-name="T27">Unique Procurement Reference:</text:span>«Insert Procurement ID»</text:p>
      <text:p text:style-name="P2"><text:span text:style-name="Default_20_Paragraph_20_Font"><text:span text:style-name="T17">Event </text:span></text:span><text:span text:style-name="Default_20_Paragraph_20_Font"><text:span text:style-name="T16">Reference</text:span></text:span><text:span text:style-name="Default_20_Paragraph_20_Font"><text:span text:style-name="T9">: </text:span></text:span><text:bookmark-start text:name="_Hlk92685062"/><text:span text:style-name="Default_20_Paragraph_20_Font"><text:span text:style-name="T9">«</text:span></text:span><text:bookmark-end text:name="_Hlk92685062"/><text:span text:style-name="Default_20_Paragraph_20_Font"><text:span text:style-name="T9">Insert Event id»</text:span></text:span></text:p>
      <text:p text:style-name="P4"><text:bookmark-end text:name="_Hlk959266261"/></text:p>
      <text:p text:style-name="P4"/>
      <text:p text:style-name="P4">a ‘call-off further competition’ in relation to</text:p>
      <text:p text:style-name="P37"><text:bookmark-end text:name="_Hlk95926626"/><text:span text:style-name="Default_20_Paragraph_20_Font"><text:span text:style-name="T3">«Insert Commercial Agreement name» </text:span></text:span><text:span text:style-name="Default_20_Paragraph_20_Font"><text:span text:style-name="T19">L</text:span></text:span><text:span text:style-name="Default_20_Paragraph_20_Font"><text:span text:style-name="T20">ot</text:span></text:span><text:span text:style-name="Default_20_Paragraph_20_Font"><text:span text:style-name="T3">«Insert Lot id» («Insert Commercial Agreement id» </text:span></text:span><text:span text:style-name="Default_20_Paragraph_20_Font"><text:span text:style-name="T18">L«Insert Lot id»</text:span></text:span><text:span text:style-name="Default_20_Paragraph_20_Font"><text:span text:style-name="T3">)</text:span></text:span></text:p>
      <text:p text:style-name="P3"/>
      <text:p text:style-name="P3"/>
      <text:p text:style-name="P3">Buyer</text:p>
      <text:p text:style-name="P3">«Insert Name of Buyer»</text:p>
      <text:p text:style-name="P22"/>
      <text:p text:style-name="P24"/>
      <text:p text:style-name="P35">Contents</text:p>
      <text:p text:style-name="P25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Toc111648141" office:target-frame-name="_top" xlink:show="replace" text:style-name="Internet_20_link" text:visited-style-name="Visited_20_Internet_20_Link"><text:span text:style-name="Hyperlink"><text:span text:style-name="T3">Background to / Overview of the Requirement</text:span></text:span><text:span text:style-name="T3"><text:tab/>3</text:span></text:a></text:p>
          <text:p text:style-name="P30"><text:a xlink:type="simple" xlink:href="#_Toc111648142" office:target-frame-name="_top" xlink:show="replace" text:style-name="Internet_20_link" text:visited-style-name="Visited_20_Internet_20_Link"><text:span text:style-name="Hyperlink"><text:span text:style-name="T3">Background</text:span></text:span><text:span text:style-name="T3"><text:tab/>3</text:span></text:a></text:p>
          <text:p text:style-name="P30"><text:a xlink:type="simple" xlink:href="#_Toc111648143" office:target-frame-name="_top" xlink:show="replace" text:style-name="Internet_20_link" text:visited-style-name="Visited_20_Internet_20_Link"><text:span text:style-name="Hyperlink"><text:span text:style-name="T3">Objective</text:span></text:span><text:span text:style-name="T3"><text:tab/>3</text:span></text:a></text:p>
          <text:p text:style-name="P30"><text:a xlink:type="simple" xlink:href="#_Toc111648144" office:target-frame-name="_top" xlink:show="replace" text:style-name="Internet_20_link" text:visited-style-name="Visited_20_Internet_20_Link"><text:span text:style-name="Hyperlink"><text:span text:style-name="T3">Work completed to date</text:span></text:span><text:span text:style-name="T3"><text:tab/>3</text:span></text:a></text:p>
          <text:p text:style-name="P30"><text:a xlink:type="simple" xlink:href="#_Toc111648145" office:target-frame-name="_top" xlink:show="replace" text:style-name="Internet_20_link" text:visited-style-name="Visited_20_Internet_20_Link"><text:span text:style-name="Hyperlink"><text:span text:style-name="T3">Market engagement to date</text:span></text:span><text:span text:style-name="T3"><text:tab/>3</text:span></text:a></text:p>
          <text:p text:style-name="P29"><text:a xlink:type="simple" xlink:href="#_Toc111648146" office:target-frame-name="_top" xlink:show="replace" text:style-name="Internet_20_link" text:visited-style-name="Visited_20_Internet_20_Link"><text:span text:style-name="Hyperlink"><text:span text:style-name="T3">The requirements</text:span></text:span><text:span text:style-name="T3"><text:tab/>4</text:span></text:a></text:p>
          <text:p text:style-name="P29"><text:a xlink:type="simple" xlink:href="#_Toc111648147" office:target-frame-name="_top" xlink:show="replace" text:style-name="Internet_20_link" text:visited-style-name="Visited_20_Internet_20_Link"><text:span text:style-name="Hyperlink"><text:span text:style-name="T3">Management information</text:span></text:span><text:span text:style-name="T3"><text:tab/>5</text:span></text:a></text:p>
          <text:p text:style-name="P29"><text:a xlink:type="simple" xlink:href="#_Toc111648148" office:target-frame-name="_top" xlink:show="replace" text:style-name="Internet_20_link" text:visited-style-name="Visited_20_Internet_20_Link"><text:span text:style-name="Hyperlink"><text:span text:style-name="T3">Service levels and performance</text:span></text:span><text:span text:style-name="T3"><text:tab/>6</text:span></text:a></text:p>
          <text:p text:style-name="P29"><text:a xlink:type="simple" xlink:href="#_Toc111648149" office:target-frame-name="_top" xlink:show="replace" text:style-name="Internet_20_link" text:visited-style-name="Visited_20_Internet_20_Link"><text:span text:style-name="Hyperlink"><text:span text:style-name="T3">Appendix - Glossary</text:span></text:span><text:span text:style-name="T3"><text:tab/>7</text:span></text:a></text:p>
        </text:index-body>
      </text:table-of-content>
      <text:p text:style-name="P24"/>
      <text:p text:style-name="P23"/>
      <text:h text:style-name="P38" text:outline-level="1"><text:bookmark-start text:name="_Toc92688238"/><text:bookmark-start text:name="_Toc96088662"/><text:bookmark-start text:name="_Toc96581752"/></text:h>
      <text:p text:style-name="P22"/>
      <text:p text:style-name="P16"><text:span text:style-name="T26">T</text:span><text:span text:style-name="T25">he services you need</text:span></text:p>
      <text:list text:style-name="L2">
        <text:list-item>
          <text:p text:style-name="P43">«Services_you_need#n»</text:p>
        </text:list-item>
      </text:list>
      <text:p text:style-name="P19"/>
      <text:h text:style-name="P39" text:outline-level="2"><text:span text:style-name="T22">The </text:span><text:span text:style-name="T21">O</text:span>rganisation <text:span text:style-name="T22">using the products or services being procured</text:span></text:h>
      <text:p text:style-name="P21">«Insert Managing Organisation Name»</text:p>
      <text:h text:style-name="P38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P24"/>
      <text:h text:style-name="P40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26">«Insert_Requirements_Background_Step_13_Box_1»</text:p>
      <text:p text:style-name="P26">«Insert_Requirements_Social_Value_Objectives_Step_13_Box_2»</text:p>
      <text:p text:style-name="P26"/>
      <text:p text:style-name="P9"/>
      <text:p text:style-name="Standard"><text:bookmark text:name="_Toc111648143"/><text:bookmark text:name="_Toc96581754"/><text:bookmark text:name="_Toc96088664"/><text:bookmark text:name="_Toc111560105"/><text:bookmark text:name="_Toc111565609"/><text:bookmark text:name="_Toc111570279"/><text:bookmark text:name="_Toc111634074"/><text:span text:style-name="Strong_20_Emphasis"><text:span text:style-name="T3">The business need</text:span></text:span></text:p>
      <text:p text:style-name="P26">«Insert_Problem_Statement_Step_14_Box_1»</text:p>
      <text:p text:style-name="P27"/>
      <text:p text:style-name="P15">Contract Duration</text:p>
      <text:p text:style-name="Normal"><text:span text:style-name="Default_20_Paragraph_20_Font"><text:span text:style-name="T15">We expect the supply to commence on</text:span></text:span><text:span text:style-name="Default_20_Paragraph_20_Font"><text:span text:style-name="T7"> </text:span></text:span><text:span text:style-name="Default_20_Paragraph_20_Font"><text:span text:style-name="T12">«Project_Start_Date_Step_18»</text:span></text:span><text:span text:style-name="Default_20_Paragraph_20_Font"><text:span text:style-name="T7"> </text:span></text:span><text:span text:style-name="Default_20_Paragraph_20_Font"><text:span text:style-name="T15">period.</text:span></text:span></text:p>
      <text:p text:style-name="P5">«Project_Duration_Count_Step_18 Conditional»</text:p>
      <text:p text:style-name="P5">«Contract_Extension_Period_Step_18 Conditional»</text:p>
      <text:p text:style-name="P24"/>
      <text:p text:style-name="P15">Budget</text:p>
      <text:p text:style-name="P8">The estimated maximum contract value is £ «Project_Budget_Max_Step_25 Conditional».</text:p>
      <text:p text:style-name="P7">The estimated <text:span text:style-name="T31">minimum</text:span> contract value is £ «Project_Budget_Min_Step_25 Conditional».</text:p>
      <text:p text:style-name="P14"><text:span text:style-name="T24">Additional information on budget : </text:span><text:span text:style-name="T28">«Project_Budget</text:span><text:span text:style-name="T29">_Addit</text:span><text:span text:style-name="T30">i</text:span><text:span text:style-name="T29">onal_info</text:span><text:span text:style-name="T28">»</text:span></text:p>
      <text:p text:style-name="P15">The Service and Incumbent supplier</text:p>
      <text:p text:style-name="P5">«Project_New_Expanded_Replacement_Service_No_Step_21»</text:p>
      <text:p text:style-name="P5">«Conditional content, based on Binary Y/N» If 'Y' then: «Project_Incumbent_Yes_No_Supplier_Name_Step_22»<text:line-break/></text:p>
      <text:h text:style-name="P40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5">«Insert_Work_Done_Step_16_Box_1»<text:bookmark-start text:name="_Toc111565612"/><text:bookmark-start text:name="_Toc111560108"/><text:bookmark-start text:name="_Toc96088667"/><text:bookmark-start text:name="_Toc96581757"/></text:p>
      <text:p text:style-name="P34"><text:soft-page-break/><text:span text:style-name="T14">Current phase of project is</text:span><text:span text:style-name="Default_20_Paragraph_20_Font"><text:span text:style-name="T12"> </text:span></text:span></text:p>
      <text:p text:style-name="P34"><text:span text:style-name="Default_20_Paragraph_20_Font"><text:span text:style-name="T12">«Project_Phase_Current_Step_17»</text:span></text:span></text:p>
      <text:p text:style-name="P5"/>
      <text:h text:style-name="P40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5">«Insert_Prev_Market_Engage_Step_20_Box_1»</text:p>
      <text:p text:style-name="P24"/>
      <text:p text:style-name="P22"/>
      <text:p text:style-name="P24"/>
      <text:h text:style-name="P38" text:outline-level="1"><text:bookmark-start text:name="_Toc111648146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end text:name="_Toc111648146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 text:name="_Toc111565614"/><text:bookmark text:name="_Toc111560110"/><text:bookmark text:name="_Toc96581759"/></text:h>
      <text:p text:style-name="P24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10">#</text:p>
          </table:table-cell>
          <table:table-cell table:style-name="REQUIREMNTS_5f_GROUPS.A1" office:value-type="string">
            <text:p text:style-name="P12"><text:s/><text:span text:style-name="T23">Name</text:span></text:p>
          </table:table-cell>
          <table:table-cell table:style-name="REQUIREMNTS_5f_GROUPS.A1" office:value-type="string">
            <text:p text:style-name="P12">Description</text:p>
          </table:table-cell>
        </table:table-row>
        <table:table-row>
          <table:table-cell table:style-name="REQUIREMNTS_5f_GROUPS.A1" office:value-type="string">
            <text:p text:style-name="P17">1</text:p>
          </table:table-cell>
          <table:table-cell table:style-name="REQUIREMNTS_5f_GROUPS.A1" office:value-type="string">
            <text:p text:style-name="P28"><text:span text:style-name="Default_20_Paragraph_20_Font"><text:span text:style-name="T3">«Insert_Requirements_Group_Step_26_Box_1#n»</text:span></text:span></text:p>
          </table:table-cell>
          <table:table-cell table:style-name="REQUIREMNTS_5f_GROUPS.A1" office:value-type="string">
            <text:p text:style-name="P32"><text:span text:style-name="Default_20_Paragraph_20_Font"><text:span text:style-name="T12">«Insert_Requirements_Description_Step_2</text:span></text:span><text:span text:style-name="Default_20_Paragraph_20_Font"><text:span text:style-name="T13">6</text:span></text:span><text:span text:style-name="Default_20_Paragraph_20_Font"><text:span text:style-name="T12">_Box_3#n»</text:span></text:span></text:p>
          </table:table-cell>
        </table:table-row>
      </table:table>
      <text:p text:style-name="P33"><text:span text:style-name="Default_20_Paragraph_20_Font"><text:span text:style-name="T12"/></text:span></text:p>
      <text:p text:style-name="P24"/>
      <text:p text:style-name="P24"/>
      <text:p text:style-name="P24"/>
      <text:p text:style-name="P24"/>
      <text:p text:style-name="P22"/>
      <text:h text:style-name="P38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P24">During the life of the contract the following management information and reporting is required:</text:p>
      <text:p text:style-name="Normal"><text:span text:style-name="Default_20_Paragraph_20_Font"><text:span text:style-name="T12">«Insert_Management_Information_Step_23_Box_1»</text:span></text:span></text:p>
      <text:p text:style-name="P22"/>
      <text:h text:style-name="P38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P24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1">#</text:p>
          </table:table-cell>
          <table:table-cell table:style-name="SLA_5f_PERFORMACE.A1" office:value-type="string">
            <text:p text:style-name="P13">Service Area</text:p>
          </table:table-cell>
          <table:table-cell table:style-name="SLA_5f_PERFORMACE.A1" office:value-type="string">
            <text:p text:style-name="P13">KPI/SLA description</text:p>
          </table:table-cell>
          <table:table-cell table:style-name="SLA_5f_PERFORMACE.A1" office:value-type="string">
            <text:p text:style-name="P11">Target%</text:p>
            <text:p text:style-name="P11">(out of 100%)</text:p>
          </table:table-cell>
        </table:table-row>
        <table:table-row>
          <table:table-cell table:style-name="SLA_5f_PERFORMACE.A1" office:value-type="string">
            <text:p text:style-name="P18">1</text:p>
          </table:table-cell>
          <table:table-cell table:style-name="SLA_5f_PERFORMACE.A1" office:value-type="string">
            <text:p text:style-name="Normal"><text:span text:style-name="Default_20_Paragraph_20_Font"><text:span text:style-name="T12">«SLA_Area_step_24_#n»</text:span></text:span></text:p>
          </table:table-cell>
          <table:table-cell table:style-name="SLA_5f_PERFORMACE.A1" office:value-type="string">
            <text:p text:style-name="P5">«SLA_Area_Desription_step_24_#n» </text:p>
          </table:table-cell>
          <table:table-cell table:style-name="SLA_5f_PERFORMACE.A1" office:value-type="string">
            <text:p text:style-name="P31"><text:span text:style-name="Default_20_Paragraph_20_Font"><text:span text:style-name="T12">«SLA_Target_step_24#n»</text:span></text:span><text:span text:style-name="Default_20_Paragraph_20_Font"><text:span text:style-name="T8"> </text:span></text:span>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/>
      <text:h text:style-name="P38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P24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3">Term / Acronym</text:p>
          </table:table-cell>
          <table:table-cell table:style-name="GLOSSARY.A1" office:value-type="string">
            <text:p text:style-name="P13">Description</text:p>
          </table:table-cell>
        </table:table-row>
        <table:table-row>
          <table:table-cell table:style-name="GLOSSARY.A1" office:value-type="string">
            <text:p text:style-name="P6"><text:s/>«Insert Glossary Term Title #1 of n (max 20)» </text:p>
          </table:table-cell>
          <table:table-cell table:style-name="GLOSSARY.A1" office:value-type="string">
            <text:p text:style-name="P5"><text:s text:c="2"/>«Insert Glossary Term Description #1 of n (max 20)» </text:p>
          </table:table-cell>
        </table:table-row>
      </table:table>
      <text:p text:style-name="P24"><text:bookmark-end text:name="_Toc92688238"/></text:p>
      <text:h text:style-name="P41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/>
    </style:style>
    <style:style style:name="MT5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</text:span></text:span><text:span text:style-name="Default_20_Paragraph_20_Font"><text:span text:style-name="MT4">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1-13T11:27:25.284050601</dc:date>
    <meta:editing-cycles>50</meta:editing-cycles>
    <meta:editing-duration>P4DT19H31M52S</meta:editing-duration>
    <meta:document-statistic meta:table-count="3" meta:image-count="0" meta:object-count="0" meta:page-count="8" meta:paragraph-count="78" meta:word-count="296" meta:character-count="2559" meta:non-whitespace-character-count="2328"/>
    <meta:template xlink:type="simple" xlink:actuate="onRequest" xlink:title="" xlink:href="Normal"/>
  </office:meta>
</office:document-meta>
</file>